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0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0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ustomParagraph"><text:span text:style-name="auto_ba25053e">Title: </text:span><text:span text:style-name="auto_57b2537e">Q2 Financial Report</text:span><text:line-break/><text:span text:style-name="auto_ba25053e">Author: </text:span><text:span text:style-name="auto_57b2537e">Anna Example</text:span><text:line-break/><text:span text:style-name="auto_ba25053e">Subject: </text:span><text:span text:style-name="auto_57b2537e">Quarterly Financial Analysis</text:span><text:line-break/><text:span text:style-name="auto_ba25053e">Description: </text:span><text:span text:style-name="auto_57b2537e">Generated automatically with OdtTemplateEngine.</text:span><text:line-break/><text:span text:style-name="auto_ba25053e">Keywords: </text:span><text:span text:style-name="auto_57b2537e">finance,report,2025</text:span><text:line-break/><text:span text:style-name="auto_ba25053e">Language: </text:span><text:span text:style-name="auto_57b2537e">en</text:span><text:line-break/><text:span text:style-name="auto_ba25053e">Generated by: </text:span><text:span text:style-name="auto_57b2537e">OdtTemplateEngine v1.0</text:span><text:line-break/><text:span text:style-name="auto_ba25053e">Editing Cycles: </text:span><text:span text:style-name="auto_57b2537e">4</text:span><text:line-break/><text:span text:style-name="auto_ba25053e">Editing Duration: </text:span><text:span text:style-name="auto_57b2537e">PT20M</text:span><text:line-break/><text:span text:style-name="auto_ba25053e">Creation Date: </text:span><text:span text:style-name="auto_57b2537e">2025-04-28T19:02:05+00:00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ustomParagraph" style:family="paragraph" style:parent-style-name="Standard" style:class="text">
      <style:paragraph-properties fo:margin-top="0.3cm" fo:margin-bottom="0.3cm" fo:margin-right="8cm" fo:background-color="#D3D3D3" fo:padding="0.3cm" fo:border="1px solid #000000"/>
    </style:style>
    <style:style style:name="auto_ba25053e" style:family="text" style:parent-style-name="Standard">
      <style:text-properties fo:font-weight="bold" fo:color="#1E90FF" fo:font-size="10pt"/>
    </style:style>
    <style:style style:name="auto_57b2537e" style:family="text" style:parent-style-name="Standard">
      <style:text-properties fo:color="#000000" fo:font-size="8pt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9:00:01.900459477</meta:creation-date>
    <meta:generator>OdtTemplateEngine v1.0</meta:generator>
    <dc:date>2025-04-28T19:02:05+00:00</dc:date>
    <meta:editing-duration>PT20M</meta:editing-duration>
    <meta:editing-cycles>4</meta:editing-cycles>
    <dc:coverage>This document showcases how to set, save, reload, and display metadata using styled RichText paragraphs.</dc:coverage>
    <dc:publisher>Walter Diezt</dc:publisher>
    <dc:source>https://github.com/WaltDietzney/odt-template-engine</dc:source>
    <dc:subject>Quarterly Financial Analysis</dc:subject>
    <dc:title>Q2 Financial Report</dc:title>
    <meta:keyword>finance,report,2025</meta:keyword>
    <meta:keyword>php sample</meta:keyword>
    <meta:document-statistic meta:table-count="0" meta:image-count="0" meta:object-count="0" meta:page-count="1" meta:paragraph-count="1" meta:word-count="1" meta:character-count="12" meta:non-whitespace-character-count="12"/>
    <dc:creator>Anna Example</dc:creator>
    <dc:language>en</dc:language>
    <dc:description>Generated automatically with OdtTemplateEngine.</dc:description>
  </office:meta>
</office:document-meta>
</file>